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T1" style:family="text">
      <style:text-properties fo:color="#800000"/>
    </style:style>
    <style:style style:name="T2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3 )</text:p>
      <text:p text:style-name="P1"/>
      <text:h text:style-name="Heading_20_1" text:outline-level="1">1. Wstęp i uzasadnienie wyboru tematu</text:h>
      <text:h text:style-name="Heading_20_2" text:outline-level="2">1.1 Wstęp</text:h>
      <text:p text:style-name="akapit_20_standardowy"><text:tab/>W wyborze mojej pracy inżynierskiej kierowałem się ambicją i chęcią zdobycia kolejnej praktyki. Chciałem napisać coś co nauczyłoby mnie dobrze języka programowania, w którym kiedyś napisałem szkielet pewnej gry. Gdy kilka lat temu wpadłem na jej pomysł, nie miałem dość umiejętności by zdołać ją zaimplementować. Dziś dzięki doświadczeniu na pisaniu tej pracy będę w stanie to zrobić.</text:p>
      <text:p text:style-name="akapit_20_standardowy"><text:tab/>Aplikacja którą napisałem, nazwałem „dSipCom” (od dmilith's SIP Communicator). Jest to multiplatformowy, wielowątkowy komunikator w 100% zgodny ze standardem SIP (RFC-3261). Charakteryzuje go czytelność interfejsu, prosta obsługa i niezależność od systemu operacyjnego. Dodatkowym atutem programu jest zaimplementowane w nim automatyczne dostosowywanie się do kodeka połączeń oraz automatycznego wyboru jakości rozmowy w zależności od przepustowości łącza sieciowego. Dzięki podwójnej licencji GPL/ LGPL, aplikacja może znaleźć zastosowanie w domowym użyciu, jak i stać się narzędziem obsługiwanym przez telesprzedawców w firmach telekomunikacyjnych.</text:p>
      <text:h text:style-name="Heading_20_2" text:outline-level="2">1.2 Uzasadnienie wybóru tematu</text:h>
      <text:p text:style-name="akapit_20_standardowy"><text:tab/>Temat który obrałem, nie był moim pomysłem. Miał być to projekt który uzupełni funkcjonalność projektu Szymona Jeża o możliwość użycia dedykowanego klienta VoIP dla sprzedawców aktywnych (telesprzedawców). Wybrałem ten temat, ponieważ nie jestem zadowolony z aplikacji SIP dostępnych na rynku. Moim celem było napisanie aplikacji, która mogłaby przewyższyć funkcjonalnością komercyjnych konkurentów w tym najpopularniejszego – Skype przy zarówno mniejszym koszcie produkcji jak i programowym (obciążenie pamięci i CPU). <text:span text:style-name="T2">Wyniki porównania dSipCom'a ze Skype znajdują się w rozdziale 2. Analiza domeny i konkurencji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class="text">
      <style:text-properties fo:color="#000000"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_20_paste" style:display-name="code paste" style:family="paragraph" style:parent-style-name="Standard" style:list-style-name="" style:master-page-name="">
      <style:paragraph-properties fo:line-height="150%" fo:text-align="start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000000" style:font-name="DejaVu Sans Mono1" fo:font-size="7pt" style:font-size-asian="7pt" style:font-size-complex="7pt"/>
    </style:style>
    <style:style style:name="wypunktowanie" style:family="paragraph" style:parent-style-name="Standard" style:master-page-name="">
      <style:paragraph-properties fo:margin-left="1.27cm" fo:margin-right="0.508cm" fo:margin-top="0.254cm" fo:margin-bottom="0cm" fo:line-height="150%" fo:text-indent="0cm" style:auto-text-indent="false" style:page-number="auto"/>
      <style:text-properties fo:color="#000000" style:font-name="Times New Roman1" fo:font-weight="normal" style:font-size-asian="10.5pt" style:font-weight-asian="normal" style:font-weight-complex="normal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kapit_20_standardowy" style:display-name="akapit standardowy" style:family="paragraph" style:parent-style-name="Standard" style:master-page-name="">
      <style:paragraph-properties fo:margin-left="0cm" fo:margin-right="0cm" fo:margin-top="0.508cm" fo:margin-bottom="0cm" fo:line-height="150%" fo:text-align="justify" fo:text-align-last="justify" style:justify-single-word="false" fo:text-indent="1.231cm" style:auto-text-indent="false" style:page-number="auto" style:shadow="none">
        <style:tab-stops/>
      </style:paragraph-properties>
      <style:text-properties fo:color="#000000" style:font-size-asian="10.5pt"/>
    </style:style>
    <style:style style:name="code_20_paste_20_table_20_header" style:display-name="code paste table header" style:family="paragraph" style:parent-style-name="code_20_paste">
      <style:text-properties fo:color="#000000" fo:font-size="8pt" fo:font-style="oblique"/>
    </style:style>
    <style:style style:name="Footer" style:family="paragraph" style:parent-style-name="Standard" style:list-style-name="" style:class="extra" style:master-page-name="">
      <style:paragraph-properties style:page-number="auto" fo:background-color="transparent" fo:padding="0cm" fo:border-left="none" fo:border-right="none" fo:border-top="0.035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1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Linux OpenOffice.org_project/680m12$Build-9286</meta:generator>
    <meta:creation-date>2008-08-12T15:17:57</meta:creation-date>
    <dc:creator>Daniel Dettlaff</dc:creator>
    <dc:date>2008-09-09T23:29:31</dc:date>
    <meta:editing-cycles>26</meta:editing-cycles>
    <meta:editing-duration>PT9H54M42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7" meta:word-count="232" meta:character-count="1741"/>
  </office:meta>
</office:document-meta>
</file>